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5332" officeooo:paragraph-rsid="00145332"/>
    </style:style>
    <style:style style:name="P2" style:family="paragraph" style:parent-style-name="Standard">
      <style:text-properties officeooo:rsid="00145332" officeooo:paragraph-rsid="0016168a"/>
    </style:style>
    <style:style style:name="P3" style:family="paragraph" style:parent-style-name="Standard">
      <style:text-properties officeooo:rsid="0015261b" officeooo:paragraph-rsid="0015261b"/>
    </style:style>
    <style:style style:name="P4" style:family="paragraph" style:parent-style-name="Standard">
      <style:text-properties officeooo:rsid="0016b894" officeooo:paragraph-rsid="0016b894"/>
    </style:style>
    <style:style style:name="P5" style:family="paragraph" style:parent-style-name="Standard">
      <style:text-properties officeooo:rsid="0015261b" officeooo:paragraph-rsid="0016168a"/>
    </style:style>
    <style:style style:name="P6" style:family="paragraph" style:parent-style-name="Standard" style:list-style-name="L1">
      <style:text-properties officeooo:paragraph-rsid="001a2d8d"/>
    </style:style>
    <style:style style:name="P7" style:family="paragraph" style:parent-style-name="Standard">
      <style:text-properties fo:font-weight="normal" officeooo:rsid="00175b56" officeooo:paragraph-rsid="00175b56" style:font-weight-asian="normal" style:font-weight-complex="normal"/>
    </style:style>
    <style:style style:name="P8" style:family="paragraph" style:parent-style-name="Standard" style:list-style-name="L1">
      <style:text-properties officeooo:rsid="0016b894" officeooo:paragraph-rsid="001a2d8d"/>
    </style:style>
    <style:style style:name="P9" style:family="paragraph" style:parent-style-name="Standard">
      <style:text-properties officeooo:rsid="0016b894" officeooo:paragraph-rsid="00175b56"/>
    </style:style>
    <style:style style:name="T1" style:family="text">
      <style:text-properties officeooo:rsid="0015261b"/>
    </style:style>
    <style:style style:name="T2" style:family="text">
      <style:text-properties officeooo:rsid="0016168a"/>
    </style:style>
    <style:style style:name="T3" style:family="text">
      <style:text-properties fo:font-weight="bold" style:font-weight-asian="bold" style:font-weight-complex="bold"/>
    </style:style>
    <style:style style:name="T4" style:family="text">
      <style:text-properties fo:font-weight="bold" officeooo:rsid="0016b894" style:font-weight-asian="bold" style:font-weight-complex="bold"/>
    </style:style>
    <style:style style:name="T5" style:family="text">
      <style:text-properties fo:font-weight="normal" officeooo:rsid="0016b894" style:font-weight-asian="normal" style:font-weight-complex="normal"/>
    </style:style>
    <style:style style:name="T6" style:family="text">
      <style:text-properties fo:font-weight="normal" officeooo:rsid="00145332" style:font-weight-asian="normal" style:font-weight-complex="normal"/>
    </style:style>
    <style:style style:name="T7" style:family="text">
      <style:text-properties fo:font-weight="normal" officeooo:rsid="00175b56" style:font-weight-asian="normal" style:font-weight-complex="normal"/>
    </style:style>
    <style:style style:name="T8" style:family="text">
      <style:text-properties fo:font-weight="normal" officeooo:rsid="00185df1" style:font-weight-asian="normal" style:font-weight-complex="normal"/>
    </style:style>
    <style:style style:name="T9" style:family="text">
      <style:text-properties fo:font-weight="normal" officeooo:rsid="001a2d8d" style:font-weight-asian="normal" style:font-weight-complex="normal"/>
    </style:style>
    <style:style style:name="T10" style:family="text">
      <style:text-properties fo:font-weight="normal" officeooo:rsid="001a9be2" style:font-weight-asian="normal" style:font-weight-complex="normal"/>
    </style:style>
    <style:style style:name="T11" style:family="text">
      <style:text-properties fo:font-style="italic" fo:font-weight="normal" officeooo:rsid="00175b56" style:font-style-asian="italic" style:font-weight-asian="normal" style:font-style-complex="italic" style:font-weight-complex="normal"/>
    </style:style>
    <style:style style:name="T12" style:family="text">
      <style:text-properties fo:font-style="italic" fo:font-weight="normal" officeooo:rsid="001952a0" style:font-style-asian="italic" style:font-weight-asian="normal" style:font-style-complex="italic" style:font-weight-complex="normal"/>
    </style:style>
    <style:style style:name="T13" style:family="text">
      <style:text-properties fo:font-style="italic" fo:font-weight="normal" officeooo:rsid="001a2d8d" style:font-style-asian="italic" style:font-weight-asian="normal" style:font-style-complex="italic" style:font-weight-complex="normal"/>
    </style:style>
    <style:style style:name="T14" style:family="text">
      <style:text-properties fo:font-style="italic" fo:font-weight="normal" officeooo:rsid="00185df1"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 Gruppe ist unterwegs nach Darrumar. <text:span text:style-name="T1">Jeder hat einen Flugzettel bei sich, auf dem vermerkt ist, dass eine große Belohnung diejenigen erwartet, die helfen Unrecht am Volke aufzuarbeiten.</text:span></text:p>
      <text:p text:style-name="P5">Zu diesem Zweck sollen Alle, die noch nie einen Fuß nach Darrumar gesetzt haben, sich am Tage des 7. Vollmond des Jahres zur „güldenen Nacht“ gleich westlich des Stadttors einfinden.</text:p>
      <text:p text:style-name="P1"/>
      <text:p text:style-name="P3">Die einzige Anweisung ist, d<text:span text:style-name="T2">as Papier nicht den Stadtwachen zu zeigen.</text:span></text:p>
      <text:p text:style-name="P3"/>
      <text:list xml:id="list8248519417351431121" text:style-name="L1">
        <text:list-item>
          <text:p text:style-name="P6"><text:span text:style-name="T4">Güldene Nacht:<text:line-break/></text:span><text:span text:style-name="T7">Der heruntergekommene Sandstein-Holzbau hat einen direkten Zugang zum Gastraum. Die Tische stehen weit genug auseinander, dass man ungestört Tuscheln kann.<text:line-break/>Am Tag findet sich dort höchstens eine Alkoholleiche vom Vortag ein.</text:span><text:span text:style-name="T4"><text:line-break/></text:span><text:span text:style-name="T5">In der güldenen Nacht angekommen sehen sie einen kleinen hutzeligen Mann in der Ecke des Aufenthaltsraumes auf dessen Tisch ein Sonnenstrahl von draußen hereinscheint. Er hat schütteres, ungepflegtes Haar und eine Sehhilfe mit einer Art Lupenvorrichtung auf der spitzen Nase.<text:line-break/>Nach dem Vorzeigen der Zettel werden die Spieler einer Untersuchung unterzogen.<text:line-break/>Der Mann öffnet sein Lederetui und holt ein Rasiermesser heraus. Dies setzt er auf den Ellbogen der Charaktere an und fährt einmal gerade über den gesamten Unterarm. Anschließend wird das gesammelte Material auf einem Leinentuch ausgebreitet – </text:span><text:span text:style-name="T9">als würde man den Abstrich auf ein Brot schmieren</text:span><text:span text:style-name="T5">. Der Mann hält es zur näheren Betrachtung in d</text:span><text:span text:style-name="T9">en</text:span><text:span text:style-name="T5"> Sonne</text:span><text:span text:style-name="T9">nstrahl</text:span><text:span text:style-name="T5">.<text:line-break/>Dann lässt er alle Spieler wissen, dass unweit westlich von hier ein verrammelte</text:span><text:span text:style-name="T7">r</text:span><text:span text:style-name="T5"> </text:span><text:span text:style-name="T7">Verschlag</text:span><text:span text:style-name="T5"> </text:span><text:span text:style-name="T7">steht. An diesem ist ein X mit Kreide gemalt. Sie sollen an die Tür klopfen und möglichst vorsichtig flüstern: 'Der Tod ist grün' -&gt;Jensens Absteige</text:span><text:span text:style-name="T6"> <text:line-break/><text:line-break/></text:span><text:span text:style-name="T12">Die Gaststube ist ein Raum mit altem Dielenboden. Die Wände sind aus weißem Sandstein in den unregelmäßig Nischen eingearbeitet sind. Die meisten der kleinen Fenster sind mit gemusterten Tüchern verhangen und in einer Höhe angebracht, die zufällige Blicke nach draußen oder drinnen verhindert.</text:span><text:span text:style-name="T6"><text:line-break/></text:span><text:span text:style-name="T11">Solange die Spieler für Jensen arbeiten, bekommen sie in der Güldenen Nacht einen gratis Schlafplatz und eine Mahlzeit am Tag.<text:line-break/></text:span><text:span text:style-name="T13">An der Bar kann man mit Maria sprechen. Eine ca. 50 Jahre alte Frau von Schrot und Korn.<text:line-break/>Ihre Lippen und ihre Augenpartie sind stark geschminkt. Sie hat meist ein buntes, dunkles Kopftuch und gekräuselte Haare die in alle Richtungen stehen, sobald sie unter ihrer Kopfbedeckung hervorkommen. Das ganze wird von goldfarbenen Kreolen unterstrichen.</text:span><text:span text:style-name="T11"><text:line-break/>Abends füllt sich der Gastraum mit allerlei Gästen und Huren. Auch findet man hier einen Musikanten und die Köchin.<text:line-break/>Sollten die Spieler den Stadtwachen auffallen, besteht eine Chance, dass diese hier ihre Gesichter erkennen und Unruhe stiften. Auch gibt es eine 10% Chance, dass an einem Abend eine Kneipenschlägerei stattfindet.</text:span></text:p>
        </text:list-item>
      </text:list>
      <text:p text:style-name="P7"/>
      <text:p text:style-name="P7"/>
      <text:p text:style-name="P7"/>
      <text:p text:style-name="P7"/>
      <text:p text:style-name="P9"/>
      <text:p text:style-name="P9"/>
      <text:p text:style-name="P9"/>
      <text:p text:style-name="P9"/>
      <text:p text:style-name="P9"/>
      <text:p text:style-name="P9"/>
      <text:p text:style-name="P9"/>
      <text:p text:style-name="P9"/>
      <text:list xml:id="list183609690180132" text:continue-numbering="true" text:style-name="L1">
        <text:list-item>
          <text:p text:style-name="P8"><text:soft-page-break/><text:span text:style-name="T3">Jensens Absteige:<text:line-break/></text:span><text:span text:style-name="T7">Von außen nur als verrammelter Verschlag sichtbar. Steht er hinter Müllhaufen und einer Menge altem Schrott. Auf einem Fensterverschlag ist ein X mit Kreide platziert, grade so, dass es einem nicht sofort auffällt. Die Tür wirkt ebenfalls von innen zugenagelt. </text:span><text:span text:style-name="T8">Jedoch kann ein Teil der Bretter nach hinten gezogen werden um hinein zu gelangen.<text:line-break/><text:line-break/></text:span><text:span text:style-name="T14">Innen ist die Bude mit einem Glowball </text:span><text:span text:style-name="T13">an der Decke der hinter</text:span><text:span text:style-name="T14"> einem Tuch </text:span><text:span text:style-name="T13">jene </text:span><text:span text:style-name="T14">schwach beleuchtet. </text:span><text:span text:style-name="T13">Direkt darunter steht ein alter abgegriffener Holztisch auf dem Sandboden.</text:span><text:span text:style-name="T7"><text:line-break/></text:span><text:span text:style-name="T3"><text:line-break/></text:span><text:span text:style-name="T6">Jensen hat die bekannte Maske des Vaters auf dem Gesicht – </text:span><text:span text:style-name="T8">genauso wie seine vier Leibwächter – von denen Einer den Helden die Tür öffnet.<text:line-break/>Jensen hat einen Stadtplan ausgebreitet.<text:line-break/>Neben der Party befinden sich noch ein männliches Zwillingspärchen und eine verschleierte Frau im Raum.<text:line-break/></text:span><text:span text:style-name="T9">Die Zwillinge geben sich zwar interessiert aber schweigsam. Ab und an ziehen sie ein Tuch aus ihrer Tasche und wischen sich über ihren glattrasierten Kopf. Sie sind beide auch auffallend gut gepflegt. Die Rasur, welche außer ihrer Augenbrauen und einen stattlichen </text:span><text:span text:style-name="T10">Schnurrbart keine Gesichtsbehaarung zurückgelassen hat, war auf jedenfall professionell in ihrer Ausführung.</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1:42:12.364000000</meta:creation-date>
    <dc:date>2015-08-19T18:36:09.625000000</dc:date>
    <meta:editing-duration>PT1H5M44S</meta:editing-duration>
    <meta:editing-cycles>3</meta:editing-cycles>
    <meta:generator>LibreOffice/4.3.5.2$Windows_x86 LibreOffice_project/3a87456aaa6a95c63eea1c1b3201acedf0751bd5</meta:generator>
    <meta:document-statistic meta:table-count="0" meta:image-count="0" meta:object-count="0" meta:page-count="2" meta:paragraph-count="5" meta:word-count="595" meta:character-count="3929" meta:non-whitespace-character-count="3334"/>
  </office:meta>
</office:document-meta>
</file>